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60000027706251BA44FD417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1.528cm" fo:min-width="1.27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1.494cm" fo:min-width="1.244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6" style:family="graphic" style:parent-style-name="objectwithoutfill">
      <style:graphic-properties svg:stroke-width="0.159cm" svg:stroke-color="#ff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526cm" svg:height="15.749cm" svg:x="1.016cm" svg:y="0.301cm">
          <draw:image xlink:href="Pictures/10000201000002460000027706251BA44FD41750.png" xlink:type="simple" xlink:show="embed" xlink:actuate="onLoad" loext:mime-type="image/png">
            <text:p/>
          </draw:image>
        </draw:frame>
        <draw:frame draw:style-name="gr2" draw:text-style-name="P2" draw:layer="layout" svg:width="2.032cm" svg:height="1.673cm" svg:x="12.192cm" svg:y="0.659cm">
          <draw:text-box>
            <text:p text:style-name="P1">0</text:p>
          </draw:text-box>
        </draw:frame>
        <draw:custom-shape draw:style-name="gr3" draw:text-style-name="P3" draw:layer="layout" svg:width="1.778cm" svg:height="1.778cm" svg:x="5.08cm" svg:y="12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1.778cm" svg:x="5.08cm" svg:y="12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1.778cm" svg:x="5.08cm" svg:y="12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1.778cm" svg:x="5.08cm" svg:y="12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1.778cm" svg:x="3.28cm" svg:y="12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1.778cm" svg:x="6.858cm" svg:y="12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08cm" svg:y="12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08cm" svg:y="12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08cm" svg:y="12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0.48cm" svg:y="12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8.68cm" svg:y="12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2.258cm" svg:y="12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0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0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0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0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3.2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6.85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0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0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0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0.4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8.6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2.258cm" svg:y="10.9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3.302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6.88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0.502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8.702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2.28cm" svg:y="9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3.302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6.88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0.502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8.702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2.28cm" svg:y="7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3.302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6.88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0.502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8.702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2.28cm" svg:y="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3.302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6.88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02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0.502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8.702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2.28cm" svg:y="3.8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3.324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6.902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0.524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8.724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2.302cm" svg:y="2.0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0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0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0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0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3.324cm" svg:y="0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6.902cm" svg:y="0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0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0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5.124cm" svg:y="0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0.524cm" svg:y="0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8.724cm" svg:y="0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1.778cm" svg:x="12.302cm" svg:y="0.30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874cm" svg:height="3.302cm" svg:x="14.224cm" svg:y="5.842cm">
          <draw:text-box>
            <text:p>When </text:p>
            <text:p>x_size = 1.2</text:p>
            <text:p>y_size = 1.6</text:p>
            <text:p>resolution = 0.2</text:p>
          </draw:text-box>
        </draw:frame>
        <draw:line draw:style-name="gr6" draw:text-style-name="P5" draw:layer="layout" svg:x1="8.128cm" svg:y1="7.874cm" svg:x2="9.144cm" svg:y2="6.858cm">
          <text:p/>
        </draw:line>
        <draw:line draw:style-name="gr6" draw:text-style-name="P5" draw:layer="layout" svg:x1="8.128cm" svg:y1="6.858cm" svg:x2="9.144cm" svg:y2="7.874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0:20:37.273317171</meta:creation-date>
    <dc:date>2022-12-18T03:59:16.821695738</dc:date>
    <meta:editing-duration>PT18M30S</meta:editing-duration>
    <meta:editing-cycles>2</meta:editing-cycles>
    <meta:generator>LibreOffice/6.4.7.2$Linux_X86_64 LibreOffice_project/40$Build-2</meta:generator>
    <meta:document-statistic meta:object-count="124"/>
  </office:meta>
</office:document-meta>
</file>